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Stanzio</text:p>
          </table:table-cell>
          <table:table-cell office:value-type="string">
            <text:p>Stanzio (https://stanzio.fly.dev/) génère des présentations à partir d ‘interactions dans un chatbot.</text:p>
          </table:table-cell>
          <table:table-cell office:value-type="string">
            <text:p>https://www.uneiaparjour.fr/stanzio/</text:p>
          </table:table-cell>
          <table:table-cell office:value-type="string">
            <text:p>présentation</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01/05/2026</text:p>
          </table:table-cell>
        </table:table-row>
        <table:table-row>
          <table:table-cell office:value-type="string">
            <text:p>FireRed Image-Edit</text:p>
          </table:table-cell>
          <table:table-cell office:value-type="string">
            <text:p>FireRed Image-Edit (Documentation : https://github.com/FireRedTeam/FireRed-Image-Edit et démonstration : https://huggingface.co/spaces/prithivMLmods/FireRed-Image-Edit-1.0-Fast) transforme une image à partir d’une instruction.</text:p>
          </table:table-cell>
          <table:table-cell office:value-type="string">
            <text:p>https://www.uneiaparjour.fr/firered-image-edit/</text:p>
          </table:table-cell>
          <table:table-cell office:value-type="string">
            <text:p>images</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30/04/2026</text:p>
          </table:table-cell>
        </table:table-row>
        <table:table-row>
          <table:table-cell office:value-type="string">
            <text:p>Echo 2</text:p>
          </table:table-cell>
          <table:table-cell office:value-type="string">
            <text:p>Echo 2 (https://spaitial.ai) génère des mondes en 3D et 360°, réalistes ou imaginaires, dans lesquels on peut se dépalcer, à partir d’une image importée ou générée directement dans l’application.</text:p>
          </table:table-cell>
          <table:table-cell office:value-type="string">
            <text:p>https://www.uneiaparjour.fr/echo-2/</text:p>
          </table:table-cell>
          <table:table-cell office:value-type="string">
            <text:p>images 3D</text:p>
          </table:table-cell>
          <table:table-cell office:value-type="string">
            <text:p>usage illimité</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29/04/2026</text:p>
          </table:table-cell>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